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2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3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4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5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6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7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8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9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2in" text:min-label-width="0.5041in" text:list-level-position-and-space-mode="label-alignment">
          <style:list-level-label-alignment text:label-followed-by="listtab" fo:margin-left="0.7562in" fo:text-indent="-0.5041in"/>
        </style:list-level-properties>
      </text:list-level-style-number>
      <text:list-level-style-number text:level="2" style:num-suffix="." style:num-format="a" style:num-letter-sync="true">
        <style:list-level-properties text:space-before="0.5041in" text:min-label-width="0.252in" text:list-level-position-and-space-mode="label-alignment">
          <style:list-level-label-alignment text:label-followed-by="listtab" fo:margin-left="0.7562in" fo:text-indent="-0.252in"/>
        </style:list-level-properties>
      </text:list-level-style-number>
      <text:list-level-style-number text:level="3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4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5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6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7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8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9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A" style:num-letter-sync="true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2" style:num-suffix="." style:num-format="1">
        <style:list-level-properties text:space-before="0.252in" text:min-label-width="0.2479in" text:list-level-position-and-space-mode="label-alignment">
          <style:list-level-label-alignment text:label-followed-by="listtab" fo:margin-left="0.5in" fo:text-indent="-0.2479in"/>
        </style:list-level-properties>
      </text:list-level-style-number>
      <text:list-level-style-number text:level="3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4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5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6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7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8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9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200%"/>
      <style:text-properties style:font-name="Times New Roman" fo:font-weight="bold" style:font-weight-asian="bold" style:font-weight-complex="bold"/>
    </style:style>
    <style:style style:name="P2" style:parent-style-name="Standard" style:family="paragraph">
      <style:paragraph-properties fo:text-align="center" fo:line-height="200%"/>
      <style:text-properties style:font-name="Times New Roman" fo:font-weight="bold" style:font-weight-asian="bold" style:font-weight-complex="bold"/>
    </style:style>
    <style:style style:name="P3" style:parent-style-name="Standard" style:family="paragraph">
      <style:paragraph-properties fo:text-align="center" fo:line-height="200%"/>
      <style:text-properties style:font-name="Times New Roman" fo:font-weight="bold" style:font-weight-asian="bold" style:font-weight-complex="bold"/>
    </style:style>
    <style:style style:name="P4" style:parent-style-name="Standard" style:list-style-name="LFO1" style:family="paragraph">
      <style:paragraph-properties fo:text-align="justify" fo:line-height="200%"/>
      <style:text-properties style:font-name="Times New Roman" fo:font-weight="bold" style:font-weight-asian="bold" style:font-weight-complex="bold"/>
    </style:style>
    <style:style style:name="P5" style:parent-style-name="Normal" style:family="paragraph">
      <style:paragraph-properties fo:text-align="justify" fo:line-height="200%" fo:margin-left="0.25in" fo:text-indent="0.5in">
        <style:tab-stops/>
      </style:paragraph-properties>
      <style:text-properties style:font-name="Times New Roman"/>
    </style:style>
    <style:style style:name="P6" style:parent-style-name="Normal" style:family="paragraph">
      <style:paragraph-properties fo:text-align="justify" fo:line-height="200%" fo:margin-left="0.25in" fo:text-indent="0.5in">
        <style:tab-stops/>
      </style:paragraph-properties>
    </style:style>
    <style:style style:name="T7" style:parent-style-name="DefaultParagraphFont" style:family="text">
      <style:text-properties style:font-name="Times New Roman" fo:language="en" fo:country="ID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 fo:language="en" fo:country="ID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font-style="italic" style:font-style-asian="italic"/>
    </style:style>
    <style:style style:name="T12" style:parent-style-name="DefaultParagraphFont" style:family="text">
      <style:text-properties style:font-name="Times New Roman"/>
    </style:style>
    <style:style style:name="T13" style:parent-style-name="DefaultParagraphFont" style:family="text">
      <style:text-properties style:font-name="Times New Roman" fo:language="en" fo:country="ID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 fo:language="en" fo:country="ID"/>
    </style:style>
    <style:style style:name="T16" style:parent-style-name="DefaultParagraphFont" style:family="text">
      <style:text-properties style:font-name="Times New Roman" fo:font-style="italic" style:font-style-asian="italic" fo:language="en" fo:country="ID"/>
    </style:style>
    <style:style style:name="T17" style:parent-style-name="DefaultParagraphFont" style:family="text">
      <style:text-properties style:font-name="Times New Roman" fo:language="en" fo:country="ID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language="en" fo:country="ID"/>
    </style:style>
    <style:style style:name="T20" style:parent-style-name="DefaultParagraphFont" style:family="text">
      <style:text-properties style:font-name="Times New Roman"/>
    </style:style>
    <style:style style:name="T21" style:parent-style-name="DefaultParagraphFont" style:family="text">
      <style:text-properties style:font-name="Times New Roman" fo:font-style="italic" style:font-style-asian="italic"/>
    </style:style>
    <style:style style:name="P22" style:parent-style-name="Normal" style:family="paragraph">
      <style:paragraph-properties fo:text-align="justify" fo:line-height="200%" fo:margin-left="0.25in" fo:text-indent="0.5in">
        <style:tab-stops/>
      </style:paragraph-properties>
    </style:style>
    <style:style style:name="T23" style:parent-style-name="DefaultParagraphFont" style:family="text">
      <style:text-properties style:font-name="Times New Roman" fo:language="en" fo:country="ID"/>
    </style:style>
    <style:style style:name="T24" style:parent-style-name="DefaultParagraphFont" style:family="text">
      <style:text-properties style:font-name="Times New Roman" fo:font-style="italic" style:font-style-asian="italic" fo:language="en" fo:country="ID"/>
    </style:style>
    <style:style style:name="T25" style:parent-style-name="DefaultParagraphFont" style:family="text">
      <style:text-properties style:font-name="Times New Roman" fo:language="en" fo:country="ID"/>
    </style:style>
    <style:style style:name="T26" style:parent-style-name="DefaultParagraphFont" style:family="text">
      <style:text-properties style:font-name="Times New Roman" fo:font-style="italic" style:font-style-asian="italic" fo:language="en" fo:country="ID"/>
    </style:style>
    <style:style style:name="T27" style:parent-style-name="DefaultParagraphFont" style:family="text">
      <style:text-properties style:font-name="Times New Roman" fo:language="en" fo:country="ID"/>
    </style:style>
    <style:style style:name="T28" style:parent-style-name="DefaultParagraphFont" style:family="text">
      <style:text-properties style:font-name="Times New Roman" fo:font-style="italic" style:font-style-asian="italic" fo:language="en" fo:country="ID"/>
    </style:style>
    <style:style style:name="T29" style:parent-style-name="DefaultParagraphFont" style:family="text">
      <style:text-properties style:font-name="Times New Roman" fo:language="en" fo:country="ID"/>
    </style:style>
    <style:style style:name="T30" style:parent-style-name="DefaultParagraphFont" style:family="text">
      <style:text-properties style:font-name="Times New Roman" fo:background-color="#FFFFFF"/>
    </style:style>
    <style:style style:name="T31" style:parent-style-name="DefaultParagraphFont" style:family="text">
      <style:text-properties style:font-name="Times New Roman" fo:language="en" fo:country="ID"/>
    </style:style>
    <style:style style:name="T32" style:parent-style-name="DefaultParagraphFont" style:family="text">
      <style:text-properties style:font-name="Times New Roman" fo:font-style="italic" style:font-style-asian="italic" fo:language="en" fo:country="ID"/>
    </style:style>
    <style:style style:name="T33" style:parent-style-name="DefaultParagraphFont" style:family="text">
      <style:text-properties style:font-name="Times New Roman" fo:language="en" fo:country="ID"/>
    </style:style>
    <style:style style:name="T34" style:parent-style-name="DefaultParagraphFont" style:family="text">
      <style:text-properties style:font-name="Times New Roman" fo:font-style="italic" style:font-style-asian="italic" fo:language="en" fo:country="ID"/>
    </style:style>
    <style:style style:name="T35" style:parent-style-name="DefaultParagraphFont" style:family="text">
      <style:text-properties style:font-name="Times New Roman" fo:language="en" fo:country="ID"/>
    </style:style>
    <style:style style:name="T36" style:parent-style-name="DefaultParagraphFont" style:family="text">
      <style:text-properties style:font-name="Times New Roman" fo:font-style="italic" style:font-style-asian="italic" fo:language="en" fo:country="ID"/>
    </style:style>
    <style:style style:name="T37" style:parent-style-name="DefaultParagraphFont" style:family="text">
      <style:text-properties style:font-name="Times New Roman" fo:language="en" fo:country="ID"/>
    </style:style>
    <style:style style:name="P38" style:parent-style-name="Normal" style:family="paragraph">
      <style:paragraph-properties fo:text-align="justify" fo:line-height="200%" fo:margin-left="0.25in" fo:text-indent="0.5in">
        <style:tab-stops/>
      </style:paragraph-properties>
    </style:style>
    <style:style style:name="T39" style:parent-style-name="DefaultParagraphFont" style:family="text">
      <style:text-properties style:font-name="Times New Roman" fo:language="en" fo:country="ID"/>
    </style:style>
    <style:style style:name="T40" style:parent-style-name="DefaultParagraphFont" style:family="text">
      <style:text-properties style:font-name="Times New Roman" fo:font-style="italic" style:font-style-asian="italic" fo:language="en" fo:country="ID"/>
    </style:style>
    <style:style style:name="T41" style:parent-style-name="DefaultParagraphFont" style:family="text">
      <style:text-properties style:font-name="Times New Roman" fo:language="en" fo:country="ID"/>
    </style:style>
    <style:style style:name="T42" style:parent-style-name="DefaultParagraphFont" style:family="text">
      <style:text-properties style:font-name="Times New Roman" fo:font-style="italic" style:font-style-asian="italic" fo:language="en" fo:country="ID"/>
    </style:style>
    <style:style style:name="T43" style:parent-style-name="DefaultParagraphFont" style:family="text">
      <style:text-properties style:font-name="Times New Roman" fo:language="en" fo:country="ID"/>
    </style:style>
    <style:style style:name="T44" style:parent-style-name="DefaultParagraphFont" style:family="text">
      <style:text-properties style:font-name="Times New Roman" fo:font-style="italic" style:font-style-asian="italic" fo:language="en" fo:country="ID"/>
    </style:style>
    <style:style style:name="T45" style:parent-style-name="DefaultParagraphFont" style:family="text">
      <style:text-properties style:font-name="Times New Roman" fo:language="en" fo:country="ID"/>
    </style:style>
    <style:style style:name="T46" style:parent-style-name="DefaultParagraphFont" style:family="text">
      <style:text-properties style:font-name="Times New Roman" fo:font-style="italic" style:font-style-asian="italic" fo:language="en" fo:country="ID"/>
    </style:style>
    <style:style style:name="T47" style:parent-style-name="DefaultParagraphFont" style:family="text">
      <style:text-properties style:font-name="Times New Roman" fo:language="en" fo:country="ID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 fo:font-style="italic" style:font-style-asian="italic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 fo:font-style="italic" style:font-style-asian="italic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 fo:font-style="italic" style:font-style-asian="italic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 fo:font-style="italic" style:font-style-asian="italic" fo:language="en" fo:country="ID"/>
    </style:style>
    <style:style style:name="T56" style:parent-style-name="DefaultParagraphFont" style:family="text">
      <style:text-properties style:font-name="Times New Roman" fo:font-style="italic" style:font-style-asian="italic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 fo:font-style="italic" style:font-style-asian="italic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 fo:font-style="italic" style:font-style-asian="italic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 fo:font-style="italic" style:font-style-asian="italic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 fo:font-style="italic" style:font-style-asian="italic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 fo:font-style="italic" style:font-style-asian="italic"/>
    </style:style>
    <style:style style:name="T67" style:parent-style-name="DefaultParagraphFont" style:family="text">
      <style:text-properties style:font-name="Times New Roman"/>
    </style:style>
    <style:style style:name="P68" style:parent-style-name="Normal" style:family="paragraph">
      <style:paragraph-properties fo:text-align="justify" fo:line-height="200%" fo:margin-left="0.25in" fo:text-indent="0.5in">
        <style:tab-stops/>
      </style:paragraph-properties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 fo:font-style="italic" style:font-style-asian="italic"/>
    </style:style>
    <style:style style:name="T72" style:parent-style-name="DefaultParagraphFont" style:family="text">
      <style:text-properties style:font-name="Times New Roman"/>
    </style:style>
    <style:style style:name="P73" style:parent-style-name="Skripsiku" style:family="paragraph">
      <style:text-properties fo:font-weight="normal" style:font-weight-asian="normal" style:font-weight-complex="normal"/>
    </style:style>
    <style:style style:name="P74" style:parent-style-name="Standard" style:list-style-name="LFO1" style:family="paragraph">
      <style:paragraph-properties fo:text-align="justify" fo:line-height="200%"/>
      <style:text-properties style:font-name="Times New Roman" fo:font-weight="bold" style:font-weight-asian="bold" style:font-weight-complex="bold"/>
    </style:style>
    <style:style style:name="P75" style:parent-style-name="Skripsiku" style:family="paragraph">
      <style:text-properties fo:font-weight="normal" style:font-weight-asian="normal" style:font-weight-complex="normal"/>
    </style:style>
    <style:style style:name="P76" style:parent-style-name="Skripsiku" style:family="paragraph">
      <style:text-properties fo:font-weight="normal" style:font-weight-asian="normal" style:font-weight-complex="normal"/>
    </style:style>
    <style:style style:name="P77" style:parent-style-name="Standard" style:list-style-name="LFO1" style:family="paragraph">
      <style:paragraph-properties fo:text-align="justify" fo:line-height="200%"/>
      <style:text-properties style:font-name="Times New Roman" fo:font-weight="bold" style:font-weight-asian="bold" style:font-weight-complex="bold"/>
    </style:style>
    <style:style style:name="P78" style:parent-style-name="Skripsiku" style:family="paragraph">
      <style:text-properties fo:font-weight="normal" style:font-weight-asian="normal" style:font-weight-complex="normal"/>
    </style:style>
    <style:style style:name="P79" style:parent-style-name="Skripsiku" style:list-style-name="LFO2" style:family="paragraph">
      <style:text-properties fo:font-weight="normal" style:font-weight-asian="normal" style:font-weight-complex="normal"/>
    </style:style>
    <style:style style:name="P80" style:parent-style-name="Skripsiku" style:list-style-name="LFO2" style:family="paragraph"/>
    <style:style style:name="T81" style:parent-style-name="DefaultParagraphFont" style:family="text">
      <style:text-properties fo:font-weight="normal" style:font-weight-asian="normal" style:font-weight-complex="normal"/>
    </style:style>
    <style:style style:name="T82" style:parent-style-name="DefaultParagraphFont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83" style:parent-style-name="DefaultParagraphFont" style:family="text">
      <style:text-properties fo:font-weight="normal" style:font-weight-asian="normal" style:font-weight-complex="normal"/>
    </style:style>
    <style:style style:name="T84" style:parent-style-name="DefaultParagraphFont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85" style:parent-style-name="DefaultParagraphFont" style:family="text">
      <style:text-properties fo:font-weight="normal" style:font-weight-asian="normal" style:font-weight-complex="normal"/>
    </style:style>
    <style:style style:name="P86" style:parent-style-name="Skripsiku" style:list-style-name="LFO2" style:family="paragraph"/>
    <style:style style:name="T87" style:parent-style-name="DefaultParagraphFont" style:family="text">
      <style:text-properties fo:font-weight="normal" style:font-weight-asian="normal" style:font-weight-complex="normal"/>
    </style:style>
    <style:style style:name="T88" style:parent-style-name="DefaultParagraphFont" style:family="text">
      <style:text-properties fo:font-weight="normal" style:font-weight-asian="normal" style:font-weight-complex="normal"/>
    </style:style>
    <style:style style:name="T89" style:parent-style-name="DefaultParagraphFont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90" style:parent-style-name="DefaultParagraphFont" style:family="text">
      <style:text-properties fo:font-weight="normal" style:font-weight-asian="normal" style:font-weight-complex="normal"/>
    </style:style>
    <style:style style:name="P91" style:parent-style-name="Skripsiku" style:list-style-name="LFO2" style:family="paragraph"/>
    <style:style style:name="T92" style:parent-style-name="DefaultParagraphFont" style:family="text">
      <style:text-properties fo:font-weight="normal" style:font-weight-asian="normal" style:font-weight-complex="normal"/>
    </style:style>
    <style:style style:name="T93" style:parent-style-name="DefaultParagraphFont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94" style:parent-style-name="DefaultParagraphFont" style:family="text">
      <style:text-properties fo:font-weight="normal" style:font-weight-asian="normal" style:font-weight-complex="normal"/>
    </style:style>
    <style:style style:name="T95" style:parent-style-name="DefaultParagraphFont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96" style:parent-style-name="DefaultParagraphFont" style:family="text">
      <style:text-properties fo:font-weight="normal" style:font-weight-asian="normal" style:font-weight-complex="normal"/>
    </style:style>
    <style:style style:name="P97" style:parent-style-name="Skripsiku" style:list-style-name="LFO2" style:family="paragraph"/>
    <style:style style:name="T98" style:parent-style-name="DefaultParagraphFont" style:family="text">
      <style:text-properties fo:font-weight="normal" style:font-weight-asian="normal" style:font-weight-complex="normal"/>
    </style:style>
    <style:style style:name="T99" style:parent-style-name="DefaultParagraphFont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100" style:parent-style-name="DefaultParagraphFont" style:family="text">
      <style:text-properties fo:font-weight="normal" style:font-weight-asian="normal" style:font-weight-complex="normal"/>
    </style:style>
    <style:style style:name="P101" style:parent-style-name="Skripsiku" style:list-style-name="LFO2" style:family="paragraph">
      <style:text-properties fo:font-weight="normal" style:font-weight-asian="normal" style:font-weight-complex="normal"/>
    </style:style>
    <style:style style:name="P102" style:parent-style-name="Skripsiku" style:family="paragraph">
      <style:text-properties fo:font-weight="normal" style:font-weight-asian="normal" style:font-weight-complex="normal"/>
    </style:style>
    <style:style style:name="P103" style:parent-style-name="Standard" style:list-style-name="LFO1" style:family="paragraph">
      <style:paragraph-properties fo:text-align="justify" fo:line-height="200%"/>
      <style:text-properties style:font-name="Times New Roman" fo:font-weight="bold" style:font-weight-asian="bold" style:font-weight-complex="bold"/>
    </style:style>
    <style:style style:name="P104" style:parent-style-name="Skripsiku" style:family="paragraph">
      <style:text-properties fo:font-weight="normal" style:font-weight-asian="normal" style:font-weight-complex="normal"/>
    </style:style>
    <style:style style:name="P105" style:parent-style-name="Skripsiku" style:family="paragraph">
      <style:text-properties fo:font-weight="normal" style:font-weight-asian="normal" style:font-weight-complex="normal"/>
    </style:style>
    <style:style style:name="P106" style:parent-style-name="Standard" style:list-style-name="LFO1" style:family="paragraph">
      <style:paragraph-properties fo:text-align="justify" fo:line-height="200%"/>
      <style:text-properties style:font-name="Times New Roman" fo:font-weight="bold" style:font-weight-asian="bold" style:font-weight-complex="bold"/>
    </style:style>
    <style:style style:name="P107" style:parent-style-name="Skripsiku" style:family="paragraph">
      <style:text-properties fo:font-weight="normal" style:font-weight-asian="normal" style:font-weight-complex="normal"/>
    </style:style>
    <style:style style:name="P108" style:parent-style-name="Skripsiku" style:list-style-name="LFO3" style:family="paragraph">
      <style:text-properties fo:font-weight="normal" style:font-weight-asian="normal" style:font-weight-complex="normal"/>
    </style:style>
    <style:style style:name="P109" style:parent-style-name="Skripsiku" style:list-style-name="LFO3" style:family="paragraph">
      <style:text-properties fo:font-weight="normal" style:font-weight-asian="normal" style:font-weight-complex="normal"/>
    </style:style>
    <style:style style:name="P110" style:parent-style-name="Skripsiku" style:list-style-name="LFO3" style:family="paragraph">
      <style:text-properties fo:font-weight="normal" style:font-weight-asian="normal" style:font-weight-complex="normal"/>
    </style:style>
    <style:style style:name="P111" style:parent-style-name="Skripsiku" style:list-style-name="LFO3" style:family="paragraph">
      <style:text-properties fo:font-weight="normal" style:font-weight-asian="normal" style:font-weight-complex="normal"/>
    </style:style>
    <style:style style:name="P112" style:parent-style-name="Skripsiku" style:list-style-name="LFO3" style:family="paragraph">
      <style:text-properties fo:font-weight="normal" style:font-weight-asian="normal" style:font-weight-complex="normal"/>
    </style:style>
    <style:style style:name="P113" style:parent-style-name="Skripsiku" style:family="paragraph">
      <style:paragraph-properties fo:margin-left="0.5in">
        <style:tab-stops/>
      </style:paragraph-properties>
      <style:text-properties fo:font-weight="normal" style:font-weight-asian="normal" style:font-weight-complex="normal"/>
    </style:style>
    <style:style style:name="P114" style:parent-style-name="Skripsiku" style:list-style-name="LFO3" style:family="paragraph">
      <style:text-properties fo:font-weight="normal" style:font-weight-asian="normal" style:font-weight-complex="normal"/>
    </style:style>
    <style:style style:name="P115" style:parent-style-name="Skripsiku" style:list-style-name="LFO3" style:family="paragraph">
      <style:text-properties fo:font-weight="normal" style:font-weight-asian="normal" style:font-weight-complex="normal"/>
    </style:style>
    <style:style style:name="P116" style:parent-style-name="Skripsiku" style:list-style-name="LFO3" style:family="paragraph">
      <style:text-properties fo:font-weight="normal" style:font-weight-asian="normal" style:font-weight-complex="normal"/>
    </style:style>
    <style:style style:name="P117" style:parent-style-name="Skripsiku" style:family="paragraph">
      <style:text-properties fo:font-weight="normal" style:font-weight-asian="normal" style:font-weight-complex="normal"/>
    </style:style>
    <style:style style:name="P118" style:parent-style-name="Standard" style:list-style-name="LFO1" style:family="paragraph">
      <style:paragraph-properties fo:text-align="justify" fo:line-height="200%"/>
      <style:text-properties style:font-name="Times New Roman" fo:font-weight="bold" style:font-weight-asian="bold" style:font-weight-complex="bold"/>
    </style:style>
    <style:style style:name="P119" style:parent-style-name="Skripsiku" style:family="paragraph">
      <style:text-properties fo:font-weight="normal" style:font-weight-asian="normal" style:font-weight-complex="normal"/>
    </style:style>
    <style:style style:name="P120" style:parent-style-name="Skripsiku" style:family="paragraph">
      <style:paragraph-properties fo:text-align="center" fo:line-height="100%" fo:margin-left="0.25in" fo:text-indent="0in">
        <style:tab-stops/>
      </style:paragraph-properties>
    </style:style>
    <style:style style:name="P121" style:parent-style-name="Skripsiku" style:family="paragraph">
      <style:paragraph-properties fo:text-align="center" fo:margin-left="0.25in" fo:text-indent="0in">
        <style:tab-stops/>
      </style:paragraph-properties>
      <style:text-properties fo:font-weight="normal" style:font-weight-asian="normal" style:font-weight-complex="normal"/>
    </style:style>
    <style:style style:name="TableColumn123" style:family="table-column">
      <style:table-column-properties style:column-width="5.7437in" style:use-optimal-column-width="false"/>
    </style:style>
    <style:style style:name="Table122" style:family="table">
      <style:table-properties style:width="5.7437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Times New Roman"/>
    </style:style>
    <style:style style:name="T130" style:parent-style-name="DefaultParagraphFont" style:family="text">
      <style:text-properties fo:language="id" fo:country="ID" style:language-complex="ar" style:country-complex="SA"/>
    </style:style>
    <style:style style:name="TableColumn132" style:family="table-column">
      <style:table-column-properties style:column-width="5.7437in" style:use-optimal-column-width="false"/>
    </style:style>
    <style:style style:name="Table131" style:family="table">
      <style:table-properties style:width="5.7437in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Skripsiku" style:family="paragraph">
      <style:paragraph-properties fo:line-height="100%" fo:margin-left="0in" fo:text-indent="0in">
        <style:tab-stops/>
      </style:paragraph-properties>
      <style:text-properties fo:font-weight="normal" style:font-weight-asian="normal" style:font-weight-complex="normal"/>
    </style:style>
    <style:style style:name="P139" style:parent-style-name="Skripsiku" style:family="paragraph">
      <style:paragraph-properties fo:line-height="100%" fo:margin-left="0in" fo:text-indent="0in">
        <style:tab-stops/>
      </style:paragraph-properties>
      <style:text-properties fo:font-weight="normal" style:font-weight-asian="normal" style:font-weight-complex="normal"/>
    </style:style>
    <style:style style:name="P140" style:parent-style-name="Skripsiku" style:family="paragraph">
      <style:paragraph-properties fo:line-height="100%" fo:margin-left="0in" fo:text-indent="0in">
        <style:tab-stops/>
      </style:paragraph-properties>
      <style:text-properties fo:font-weight="normal" style:font-weight-asian="normal" style:font-weight-complex="normal"/>
    </style:style>
    <style:style style:name="T141" style:parent-style-name="DefaultParagraphFont" style:family="text">
      <style:text-properties fo:language="id" fo:country="ID" style:language-complex="ar" style:country-complex="SA"/>
    </style:style>
    <style:style style:name="TableColumn143" style:family="table-column">
      <style:table-column-properties style:column-width="5.7437in" style:use-optimal-column-width="false"/>
    </style:style>
    <style:style style:name="Table142" style:family="table">
      <style:table-properties style:width="5.743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Times New Roman"/>
    </style:style>
    <style:style style:name="P150" style:parent-style-name="Skripsiku" style:family="paragraph">
      <style:paragraph-properties fo:text-indent="0in"/>
    </style:style>
    <style:style style:name="T151" style:parent-style-name="DefaultParagraphFont" style:family="text">
      <style:text-properties fo:language="id" fo:country="ID" style:language-complex="ar" style:country-complex="SA"/>
    </style:style>
    <style:style style:name="TableColumn153" style:family="table-column">
      <style:table-column-properties style:column-width="5.7437in" style:use-optimal-column-width="false"/>
    </style:style>
    <style:style style:name="Table152" style:family="table">
      <style:table-properties style:width="5.7437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 fo:font-style="italic" style:font-style-asian="italic" style:font-style-complex="italic"/>
    </style:style>
    <style:style style:name="T162" style:parent-style-name="DefaultParagraphFont" style:family="text">
      <style:text-properties style:font-name="Times New Roman"/>
    </style:style>
    <style:style style:name="P163" style:parent-style-name="Skripsiku" style:family="paragraph">
      <style:paragraph-properties fo:text-indent="0in"/>
    </style:style>
    <style:style style:name="T164" style:parent-style-name="DefaultParagraphFont" style:family="text">
      <style:text-properties fo:language="id" fo:country="ID" style:language-complex="ar" style:country-complex="SA"/>
    </style:style>
    <style:style style:name="TableColumn166" style:family="table-column">
      <style:table-column-properties style:column-width="5.7437in" style:use-optimal-column-width="false"/>
    </style:style>
    <style:style style:name="Table165" style:family="table">
      <style:table-properties style:width="5.7437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 fo:font-style="italic" style:font-style-asian="italic" style:font-style-complex="italic"/>
    </style:style>
    <style:style style:name="T175" style:parent-style-name="DefaultParagraphFont" style:family="text">
      <style:text-properties style:font-name="Times New Roman"/>
    </style:style>
    <style:style style:name="T176" style:parent-style-name="DefaultParagraphFont" style:family="text">
      <style:text-properties style:font-name="Times New Roman" fo:font-style="italic" style:font-style-asian="italic" style:font-style-complex="italic"/>
    </style:style>
    <style:style style:name="T177" style:parent-style-name="DefaultParagraphFont" style:family="text">
      <style:text-properties style:font-name="Times New Roman"/>
    </style:style>
    <style:style style:name="T178" style:parent-style-name="DefaultParagraphFont" style:family="text">
      <style:text-properties style:font-name="Times New Roman" fo:font-style="italic" style:font-style-asian="italic" style:font-style-complex="italic"/>
    </style:style>
    <style:style style:name="T179" style:parent-style-name="DefaultParagraphFont" style:family="text">
      <style:text-properties style:font-name="Times New Roman"/>
    </style:style>
    <style:style style:name="T180" style:parent-style-name="DefaultParagraphFont" style:family="text">
      <style:text-properties style:font-name="Times New Roman" fo:font-style="italic" style:font-style-asian="italic" style:font-style-complex="italic"/>
    </style:style>
    <style:style style:name="T181" style:parent-style-name="DefaultParagraphFont" style:family="text">
      <style:text-properties style:font-name="Times New Roman"/>
    </style:style>
    <style:style style:name="T182" style:parent-style-name="DefaultParagraphFont" style:family="text">
      <style:text-properties style:font-name="Times New Roman" fo:font-style="italic" style:font-style-asian="italic" style:font-style-complex="italic"/>
    </style:style>
    <style:style style:name="T183" style:parent-style-name="DefaultParagraphFont" style:family="text">
      <style:text-properties style:font-name="Times New Roman"/>
    </style:style>
    <style:style style:name="P184" style:parent-style-name="Skripsiku" style:family="paragraph">
      <style:paragraph-properties fo:text-indent="0in"/>
    </style:style>
    <style:style style:name="T185" style:parent-style-name="DefaultParagraphFont" style:family="text">
      <style:text-properties fo:language="id" fo:country="ID" style:language-complex="ar" style:country-complex="SA"/>
    </style:style>
    <style:style style:name="TableColumn187" style:family="table-column">
      <style:table-column-properties style:column-width="5.7437in" style:use-optimal-column-width="false"/>
    </style:style>
    <style:style style:name="Table186" style:family="table">
      <style:table-properties style:width="5.7437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Times New Roman"/>
    </style:style>
    <style:style style:name="P194" style:parent-style-name="TableContents" style:list-style-name="LFO4" style:family="paragraph">
      <style:paragraph-properties fo:text-align="justify"/>
      <style:text-properties style:font-name="Times New Roman"/>
    </style:style>
    <style:style style:name="P195" style:parent-style-name="TableContents" style:list-style-name="LFO4" style:family="paragraph">
      <style:paragraph-properties fo:text-align="justify"/>
      <style:text-properties style:font-name="Times New Roman"/>
    </style:style>
    <style:style style:name="P196" style:parent-style-name="TableContents" style:list-style-name="LFO4" style:family="paragraph">
      <style:paragraph-properties fo:text-align="justify"/>
      <style:text-properties style:font-name="Times New Roman"/>
    </style:style>
    <style:style style:name="P197" style:parent-style-name="TableContents" style:list-style-name="LFO4" style:family="paragraph">
      <style:paragraph-properties fo:text-align="justify"/>
      <style:text-properties style:font-name="Times New Roman"/>
    </style:style>
    <style:style style:name="P198" style:parent-style-name="TableContents" style:list-style-name="LFO4" style:family="paragraph">
      <style:paragraph-properties fo:text-align="justify"/>
      <style:text-properties style:font-name="Times New Roman"/>
    </style:style>
    <style:style style:name="P199" style:parent-style-name="TableContents" style:list-style-name="LFO4" style:family="paragraph">
      <style:paragraph-properties fo:text-align="justify"/>
      <style:text-properties style:font-name="Times New Roman"/>
    </style:style>
    <style:style style:name="P200" style:parent-style-name="TableContents" style:list-style-name="LFO4" style:family="paragraph">
      <style:paragraph-properties fo:text-align="justify"/>
      <style:text-properties style:font-name="Times New Roman"/>
    </style:style>
    <style:style style:name="P201" style:parent-style-name="TableContents" style:list-style-name="LFO4" style:family="paragraph">
      <style:paragraph-properties fo:text-align="justify"/>
      <style:text-properties style:font-name="Times New Roman"/>
    </style:style>
    <style:style style:name="P202" style:parent-style-name="TableContents" style:list-style-name="LFO4" style:family="paragraph">
      <style:paragraph-properties fo:text-align="justify"/>
      <style:text-properties style:font-name="Times New Roman"/>
    </style:style>
    <style:style style:name="P203" style:parent-style-name="TableContents" style:list-style-name="LFO4" style:family="paragraph">
      <style:paragraph-properties fo:text-align="justify"/>
      <style:text-properties style:font-name="Times New Roman"/>
    </style:style>
    <style:style style:name="P204" style:parent-style-name="TableContents" style:list-style-name="LFO4" style:family="paragraph">
      <style:paragraph-properties fo:text-align="justify"/>
      <style:text-properties style:font-name="Times New Roman"/>
    </style:style>
    <style:style style:name="P205" style:parent-style-name="Skripsiku" style:family="paragraph">
      <style:paragraph-properties fo:text-indent="0in"/>
    </style:style>
    <style:style style:name="T206" style:parent-style-name="DefaultParagraphFont" style:family="text">
      <style:text-properties fo:language="id" fo:country="ID" style:language-complex="ar" style:country-complex="SA"/>
    </style:style>
    <style:style style:name="TableColumn208" style:family="table-column">
      <style:table-column-properties style:column-width="5.7437in" style:use-optimal-column-width="false"/>
    </style:style>
    <style:style style:name="Table207" style:family="table">
      <style:table-properties style:width="5.7437in" fo:margin-left="0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</style:style>
    <style:style style:name="T215" style:parent-style-name="DefaultParagraphFont" style:family="text">
      <style:text-properties style:font-name="Times New Roman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 fo:font-style="italic" style:font-style-asian="italic" style:font-style-complex="italic"/>
    </style:style>
    <style:style style:name="P218" style:parent-style-name="Skripsiku" style:family="paragraph">
      <style:paragraph-properties fo:text-indent="0in"/>
    </style:style>
    <style:style style:name="T219" style:parent-style-name="DefaultParagraphFont" style:family="text">
      <style:text-properties fo:language="id" fo:country="ID" style:language-complex="ar" style:country-complex="SA"/>
    </style:style>
    <style:style style:name="TableColumn221" style:family="table-column">
      <style:table-column-properties style:column-width="5.7437in" style:use-optimal-column-width="false"/>
    </style:style>
    <style:style style:name="Table220" style:family="table">
      <style:table-properties style:width="5.7437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Times New Roman"/>
    </style:style>
    <style:style style:name="P228" style:parent-style-name="Skripsiku" style:family="paragraph">
      <style:paragraph-properties fo:line-height="100%" fo:text-indent="0in"/>
    </style:style>
    <style:style style:name="P229" style:parent-style-name="Skripsiku" style:family="paragraph">
      <style:paragraph-properties fo:margin-left="0in" fo:text-indent="0in">
        <style:tab-stops/>
      </style:paragraph-properties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P230" style:parent-style-name="Skripsiku" style:family="paragraph">
      <style:paragraph-properties fo:margin-left="0in" fo:text-indent="0in">
        <style:tab-stops/>
      </style:paragraph-properties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P231" style:parent-style-name="Skripsiku" style:family="paragraph">
      <style:paragraph-properties fo:margin-left="0in" fo:text-indent="0in">
        <style:tab-stops/>
      </style:paragraph-properties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P232" style:parent-style-name="Standard" style:list-style-name="LFO1" style:family="paragraph">
      <style:paragraph-properties fo:text-align="justify" fo:line-height="200%"/>
      <style:text-properties style:font-name="Times New Roman" fo:font-weight="bold" style:font-weight-asian="bold" style:font-weight-complex="bold"/>
    </style:style>
    <style:style style:name="P233" style:parent-style-name="Skripsiku" style:list-style-name="LFO5" style:family="paragraph">
      <style:text-properties fo:font-weight="normal" style:font-weight-asian="normal" style:font-weight-complex="normal"/>
    </style:style>
    <style:style style:name="P234" style:parent-style-name="Skripsiku" style:family="paragraph">
      <style:paragraph-properties fo:margin-left="0.5in">
        <style:tab-stops/>
      </style:paragraph-properties>
      <style:text-properties fo:font-weight="normal" style:font-weight-asian="normal" style:font-weight-complex="normal"/>
    </style:style>
    <style:style style:name="P235" style:parent-style-name="Skripsiku" style:list-style-name="LFO5" style:family="paragraph">
      <style:text-properties fo:font-weight="normal" style:font-weight-asian="normal" style:font-weight-complex="normal"/>
    </style:style>
    <style:style style:name="P236" style:parent-style-name="Skripsiku" style:family="paragraph">
      <style:paragraph-properties fo:margin-left="0.5in">
        <style:tab-stops/>
      </style:paragraph-properties>
    </style:style>
    <style:style style:name="T237" style:parent-style-name="DefaultParagraphFont" style:family="text">
      <style:text-properties fo:font-weight="normal" style:font-weight-asian="normal" style:font-weight-complex="normal"/>
    </style:style>
    <style:style style:name="T238" style:parent-style-name="DefaultParagraphFont" style:family="text">
      <style:text-properties fo:font-weight="normal" style:font-weight-asian="normal" style:font-weight-complex="normal"/>
    </style:style>
    <style:style style:name="T239" style:parent-style-name="DefaultParagraphFont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240" style:parent-style-name="DefaultParagraphFont" style:family="text">
      <style:text-properties fo:font-weight="normal" style:font-weight-asian="normal" style:font-weight-complex="normal"/>
    </style:style>
    <style:style style:name="P241" style:parent-style-name="Skripsiku" style:list-style-name="LFO5" style:family="paragraph">
      <style:text-properties fo:font-weight="normal" style:font-weight-asian="normal" style:font-weight-complex="normal"/>
    </style:style>
    <style:style style:name="P242" style:parent-style-name="Skripsiku" style:family="paragraph">
      <style:paragraph-properties fo:margin-left="0.5in">
        <style:tab-stops/>
      </style:paragraph-properties>
    </style:style>
    <style:style style:name="T243" style:parent-style-name="DefaultParagraphFont" style:family="text">
      <style:text-properties fo:font-weight="normal" style:font-weight-asian="normal" style:font-weight-complex="normal"/>
    </style:style>
    <style:style style:name="T244" style:parent-style-name="DefaultParagraphFont" style:family="text">
      <style:text-properties fo:font-weight="normal" style:font-weight-asian="normal" style:font-weight-complex="normal"/>
    </style:style>
    <style:style style:name="T245" style:parent-style-name="DefaultParagraphFont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246" style:parent-style-name="DefaultParagraphFont" style:family="text">
      <style:text-properties fo:font-weight="normal" style:font-weight-asian="normal" style:font-weight-complex="normal"/>
    </style:style>
    <style:style style:name="T247" style:parent-style-name="DefaultParagraphFont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248" style:parent-style-name="DefaultParagraphFont" style:family="text">
      <style:text-properties fo:font-weight="normal" style:font-weight-asian="normal" style:font-weight-complex="normal"/>
    </style:style>
    <style:style style:name="T249" style:parent-style-name="DefaultParagraphFont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250" style:parent-style-name="DefaultParagraphFont" style:family="text">
      <style:text-properties fo:font-weight="normal" style:font-weight-asian="normal" style:font-weight-complex="normal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ccc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ccc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ccc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ccc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ccc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ccc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cccccc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BAB I</text:p>
      <text:p text:style-name="P2">PENDAHULUAN</text:p>
      <text:p text:style-name="P3"/>
      <text:list text:style-name="LFO1" text:continue-numbering="true">
        <text:list-item>
          <text:p text:style-name="P4">Latar Belakang Penelitian</text:p>
        </text:list-item>
      </text:list>
      <text:p text:style-name="P5">Informasi merupakan hal yang penting dalam kegiatan sehari-hari sehingga penyebaran informasi diharapkan dapat tepat<text:s/>sasaran dan juga lebih efisien.<text:s/>Penyebaran informasi pada institusi-institusi pendidikan dan perkantoran saat ini menggunakan media Web dan sistem pemberitahuan konvensional dengan memasang selembaran pemberitahuan maupun secara lisan. Pemberitahuan secara konvensional dan Web belum efisien.</text:p>
      <text:p text:style-name="P6"><text:span text:style-name="T7">D</text:span><text:span text:style-name="T8">engan perkembangan teknologi yang semakin<text:s/></text:span><text:span text:style-name="T9">cepat</text:span><text:span text:style-name="T10">, peranan teknologi</text:span><text:span text:style-name="T11"><text:s/></text:span><text:span text:style-name="T12">sangat mendukung dalam segala bidang kehidupan manusia. T</text:span><text:span text:style-name="T13">eknologi yang digunakan sangat bervariasi dan bergantung pada pekerjaan yang dilakukan.</text:span><text:span text:style-name="T14"><text:s/>Salah satu teknologi yang digunakan oleh manusia adalah teknolog</text:span><text:span text:style-name="T15">i sistem operasi pada<text:s/></text:span><text:span text:style-name="T16">smartphone</text:span><text:span text:style-name="T17"><text:s/>yaitu</text:span><text:span text:style-name="T18"><text:s/></text:span><text:span text:style-name="T19">A</text:span><text:span text:style-name="T20">ndroid</text:span><text:span text:style-name="T21">.</text:span></text:p>
      <text:p text:style-name="P22"><text:span text:style-name="T23">Android</text:span><text:span text:style-name="T24"><text:s/></text:span><text:span text:style-name="T25">merupakan salah satu sistem operasi berbasis Linux pada<text:s/></text:span><text:span text:style-name="T26">smartphone<text:s/></text:span><text:span text:style-name="T27"><text:s/>yang bersifat<text:s/></text:span><text:span text:style-name="T28">open source</text:span><text:span text:style-name="T29"><text:s/>sehingga<text:s/></text:span><text:span text:style-name="T30">memungkinkan perangkat lunak untuk dimodifikasi secara bebas dan didistribusikan oleh para pembuat perangkat, operator nirkabel, dan pengembang aplikasi.</text:span><text:span text:style-name="T31"><text:s/>Android</text:span><text:span text:style-name="T32"><text:s/></text:span><text:span text:style-name="T33">sendiri sangat mudah digunakan dan harganya murah, sehingga rata-rata masyarakat khususnya di Indonesia telah menggunakan Android</text:span><text:span text:style-name="T34"><text:s/>Smartphone</text:span><text:span text:style-name="T35">. Aplikasi pada Android dapat dengan mudah diungah pada<text:s/></text:span><text:span text:style-name="T36">playstore</text:span><text:span text:style-name="T37"><text:s/>dan banyak yang bersifat gratis.</text:span></text:p>
      <text:soft-page-break/>
      <text:p text:style-name="P38"><text:span text:style-name="T39">Firebase</text:span><text:span text:style-name="T40"><text:s/></text:span><text:span text:style-name="T41">adalah</text:span><text:span text:style-name="T42"><text:s/></text:span><text:span text:style-name="T43">sebuah BaaS<text:s/></text:span><text:span text:style-name="T44">(Backend as a Service)</text:span><text:span text:style-name="T45"><text:s/>buatan google yang merupakan suatu jenis layanan pada<text:s/></text:span><text:span text:style-name="T46">Cloud Computing<text:s/></text:span><text:span text:style-name="T47">untuk mempermudah dalam menghubungkan aplikasi dengan database.<text:s/></text:span><text:span text:style-name="T48">Firebase memungkinkan aplikasi Android untuk mengirimkan pesan kepada<text:s/></text:span><text:span text:style-name="T49">server</text:span><text:span text:style-name="T50"><text:s/>untuk<text:s/></text:span><text:span text:style-name="T51">broadcast</text:span><text:span text:style-name="T52"><text:s/>sebuah notifikasi kepada seluruh<text:s/></text:span><text:span text:style-name="T53">client</text:span><text:span text:style-name="T54"><text:s/>yang ada. fitur dari firebase untuk notifikasi yaitu<text:s/></text:span><text:span text:style-name="T55">Firebase</text:span><text:span text:style-name="T56"><text:s/>Cloud Messaging<text:s/></text:span><text:span text:style-name="T57">(FCM)</text:span><text:span text:style-name="T58"><text:s/></text:span><text:span text:style-name="T59">yang dapat membantu para pengguna dalam mengirimkan data dari server ke aplikasi Android</text:span><text:span text:style-name="T60"><text:s/></text:span><text:span text:style-name="T61">tanpa biaya dalam waktu 500</text:span><text:span text:style-name="T62">ms</text:span><text:span text:style-name="T63">. Pesan yang dikirimkan melalui FCM biasanya memberikan informasi mengenai suatu data baru dalam aplikasi. Layanan FCM menangani semua aspek antrian pesan dan pengiriman pemberitahuan ke perangkat target. Firebase juga menyediakan<text:s/></text:span><text:span text:style-name="T64">database system<text:s/></text:span><text:span text:style-name="T65">untuk mendukung menajemen pengolahan data pada aplikasi secara<text:s/></text:span><text:span text:style-name="T66">realtime</text:span><text:span text:style-name="T67">.</text:span></text:p>
      <text:p text:style-name="P68"><text:span text:style-name="T69">Dengan demikian, penulis bermaksud untuk membuat sebuah aplikasi Android dengan</text:span><text:span text:style-name="T70"><text:s/>teknologi<text:s/></text:span><text:span text:style-name="T71">Firebase<text:s/></text:span><text:span text:style-name="T72">untuk pemyaluran berita yang penulis harapkan menjadi lebih efisien.</text:span></text:p>
      <text:p text:style-name="P73"/>
      <text:list text:style-name="LFO1" text:continue-numbering="true">
        <text:list-item>
          <text:p text:style-name="P74">Permasalahan</text:p>
        </text:list-item>
      </text:list>
      <text:p text:style-name="P75">Berdasarkan uraian latar belakang yang telah disebutkan, maka permasalahan yang akan dibahas pada penelitian adalah “Bagaimana merancang suatu aplikasi yang dapat memonitor suatu jaringan dengan menggunakan Raspberry Pi?”</text:p>
      <text:p text:style-name="P76"/>
      <text:soft-page-break/>
      <text:list text:style-name="LFO1" text:continue-numbering="true">
        <text:list-item>
          <text:p text:style-name="P77">Pembatasan Masalah</text:p>
        </text:list-item>
      </text:list>
      <text:p text:style-name="P78">Untuk mengidentifikasi permasalahan dan menghindari pelebaran masalah yang akan diuraikan dalam penulisan skripsi agar sesuai dengan judul yang disajikan, maka penulis membatasi pembahasan masalah yang meliputi:</text:p>
      <text:list text:style-name="LFO2" text:continue-numbering="true">
        <text:list-item>
          <text:p text:style-name="P79">Perangkat keras menggunakan Raspberry Pi 2 model B.</text:p>
        </text:list-item>
        <text:list-item>
          <text:p text:style-name="P80"><text:span text:style-name="T81">Aplikasi berjalan pada perangkat yang menggunakan sistem operasi<text:s/></text:span><text:span text:style-name="T82">Linux</text:span><text:span text:style-name="T83"><text:s/>yang berjalan pada<text:s/></text:span><text:span text:style-name="T84">processor ARMv7</text:span><text:span text:style-name="T85">.</text:span></text:p>
        </text:list-item>
        <text:list-item>
          <text:p text:style-name="P86"><text:span text:style-name="T87">Bahasa pemrograman yang digunakan<text:s/></text:span><text:span text:style-name="T88">adalah bahasa pemrograman<text:s/></text:span><text:span text:style-name="T89">Java SE</text:span><text:span text:style-name="T90">.</text:span></text:p>
        </text:list-item>
        <text:list-item>
          <text:p text:style-name="P91"><text:span text:style-name="T92">Aplikasi menggunakan basis data<text:s/></text:span><text:span text:style-name="T93">Derby<text:s/></text:span><text:span text:style-name="T94">yang merupakan basis data bawaan dari bahasa pemrograman<text:s/></text:span><text:span text:style-name="T95">Java</text:span><text:span text:style-name="T96">.</text:span></text:p>
        </text:list-item>
        <text:list-item>
          <text:p text:style-name="P97"><text:span text:style-name="T98">Peng-</text:span><text:span text:style-name="T99">input</text:span><text:span text:style-name="T100">-an alamat IP dan lokasi yang terhubung dalam jaringan.</text:span></text:p>
        </text:list-item>
        <text:list-item>
          <text:p text:style-name="P101">Indikator terhubung atau terputus dari jaringan adalah<text:s/>gambar lingkaran yang berkedip.</text:p>
        </text:list-item>
      </text:list>
      <text:p text:style-name="P102"/>
      <text:list text:style-name="LFO1" text:continue-numbering="true">
        <text:list-item>
          <text:p text:style-name="P103">Tujuan Penelitian</text:p>
        </text:list-item>
      </text:list>
      <text:p text:style-name="P104">Tujuan yang ingin dicapai dalam penelitian ini adalah untuk merancang sebuah aplikasi untuk memonitoring jaringan menggunakan Raspberry Pi.</text:p>
      <text:p text:style-name="P105"/>
      <text:list text:style-name="LFO1" text:continue-numbering="true">
        <text:list-item>
          <text:p text:style-name="P106">Manfaat Penelitian</text:p>
        </text:list-item>
      </text:list>
      <text:p text:style-name="P107">Penelitian yang dilakukan penulis mempunyai<text:s/>manfaat sebagai berikut:</text:p>
      <text:list text:style-name="LFO3" text:continue-numbering="true">
        <text:list-item>
          <text:p text:style-name="P108">Bagi Penulis</text:p>
          <text:soft-page-break/>
          <text:list text:continue-numbering="true">
            <text:list-item>
              <text:p text:style-name="P109">Menerapkan ilmu yang telah diperoleh selama mengikuti perkuliahan di Sekolah Tinggi Manajemen Informatika dan Komputer Widya Dharma Pontianak.</text:p>
            </text:list-item>
            <text:list-item>
              <text:p text:style-name="P110">Menambah wawasan, keterampilan, pengetahuan dan pengalaman baru dalam membuat suatu karya ilmiah.</text:p>
            </text:list-item>
            <text:list-item>
              <text:p text:style-name="P111">Meningkatkan kemampuan penulis dalam menulis sebuah karya ilmiah yang baik dan benar.</text:p>
            </text:list-item>
          </text:list>
        </text:list-item>
        <text:list-item>
          <text:p text:style-name="P112">Bagi Pembaca</text:p>
        </text:list-item>
      </text:list>
      <text:p text:style-name="P113">Dapat dijadikan dan digunakan sebagai bahan acuan dalam mengembangkan aplikasi dengan konsep yang sama.</text:p>
      <text:list text:style-name="LFO3" text:continue-numbering="true">
        <text:list-item>
          <text:p text:style-name="P114">Bagi Pengguna</text:p>
          <text:list text:continue-numbering="true">
            <text:list-item>
              <text:p text:style-name="P115">Dapat digunakan<text:s/>sebagai referensi sehingga perangkat lunak dapat dikembangkan lebih lanjut.</text:p>
            </text:list-item>
            <text:list-item>
              <text:p text:style-name="P116">Dapat digunakan sebagai aplikasi untuk memonitoring jaringan pada ruang lingkup kerja.</text:p>
            </text:list-item>
          </text:list>
        </text:list-item>
      </text:list>
      <text:p text:style-name="P117"/>
      <text:list text:style-name="LFO1" text:continue-numbering="true">
        <text:list-item>
          <text:p text:style-name="P118">Kerangka Pemikiran</text:p>
        </text:list-item>
      </text:list>
      <text:p text:style-name="P119">Merupakan suatu penjelasan tentang kerangka berfikir kesisteman untuk memecahkan masalah yang sedang diteliti. Adapun diagram kerangka pemikirannya adalah sebagai berikut :</text:p>
      <text:p text:style-name="P120">GAMBAR 1.1</text:p>
      <text:p text:style-name="P121">KERANGKA PEMIKIRAN</text:p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soft-page-break/>
            <text:p text:style-name="P126">Permasalahan</text:p>
          </table:table-cell>
        </table:table-row>
        <table:table-row table:style-name="TableRow127">
          <table:table-cell table:style-name="TableCell128">
            <text:p text:style-name="P129">Bagaimana cara meringankan beban kerja seorang administrator jaringan dalam memantau atau memonitoring suatu<text:s/>jaringan di tempat kerjanya dan membantu untuk mengetahui jaringan yang terputus?</text:p>
          </table:table-cell>
        </table:table-row>
      </table:table>
      <text:p text:style-name="Skripsiku"><text:span text:style-name="T130"><draw:custom-shape svg:x="2.55197in" svg:y="0.00472in" svg:width="0.52083in" svg:height="0.38889in" draw:z-index="251658240" draw:id="id0" draw:style-name="a0" draw:name="Shape2" text:anchor-type="paragraph"><svg:title/><svg:desc/><text:p text:style-name="Normal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Teori</text:p>
          </table:table-cell>
        </table:table-row>
        <table:table-row table:style-name="TableRow136">
          <table:table-cell table:style-name="TableCell137">
            <text:p text:style-name="P138">Jaringan merupakan sebuah konsep hubungan/interkoneksi antar sekumpulan perangkat. Antar perangkat harus dibuat saling terhubung, apabila ada perangkat yang<text:s/>tidak terhubung, maka konsep tersebut bukan termasuk dalam definisi jaringan.</text:p>
            <text:p text:style-name="P139"/>
            <text:p text:style-name="P140">Raspberry Pi merupakan sebuah komputer mini yang dikembangkan oleh yayasan nirlaba, Raspberry Pi Foundation, yang digawangi sejumlah pengembang dan ahli komputer dari<text:s/>Universitas Cabridge, Inggris.</text:p>
          </table:table-cell>
        </table:table-row>
      </table:table>
      <text:p text:style-name="Skripsiku"><text:span text:style-name="T141"><draw:custom-shape svg:x="2.55197in" svg:y="0.00157in" svg:width="0.52083in" svg:height="0.38889in" draw:z-index="251659264" draw:id="id1" draw:style-name="a1" draw:name="Shape2" text:anchor-type="paragraph"><svg:title/><svg:desc/><text:p text:style-name="Normal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able:table table:style-name="Table142">
        <table:table-columns>
          <table:table-column table:style-name="TableColumn143"/>
        </table:table-columns>
        <table:table-row table:style-name="TableRow144">
          <table:table-cell table:style-name="TableCell145">
            <text:p text:style-name="P146">Solusi</text:p>
          </table:table-cell>
        </table:table-row>
        <table:table-row table:style-name="TableRow147">
          <table:table-cell table:style-name="TableCell148">
            <text:p text:style-name="P149">Perancangan aplikasi monitoring jaringan menggunakan Raspberry Pi 2 Model B</text:p>
          </table:table-cell>
        </table:table-row>
      </table:table>
      <text:p text:style-name="P150"><text:span text:style-name="T151"><draw:custom-shape svg:x="2.55197in" svg:y="0.00157in" svg:width="0.52083in" svg:height="0.38889in" draw:z-index="3" draw:id="id2" draw:style-name="a2" draw:name="Shape2" text:anchor-type="paragraph"><svg:title/><svg:desc/><text:p text:style-name="Normal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P156">Pendekatan</text:p>
          </table:table-cell>
        </table:table-row>
        <table:table-row table:style-name="TableRow157">
          <table:table-cell table:style-name="TableCell158">
            <text:p text:style-name="P159"><text:span text:style-name="T160">Memanfaatkan fasilitas<text:s/></text:span><text:span text:style-name="T161">ping</text:span><text:span text:style-name="T162"><text:s/>untuk mengetes dan mengetahui perangkat-perangkat yang terhubung berdasarkan alamat IP masing-masing</text:span></text:p>
          </table:table-cell>
        </table:table-row>
      </table:table>
      <text:p text:style-name="P163"><text:span text:style-name="T164"><draw:custom-shape svg:x="2.55197in" svg:y="0.00157in" svg:width="0.52083in" svg:height="0.38889in" draw:z-index="2" draw:id="id3" draw:style-name="a3" draw:name="Shape2" text:anchor-type="paragraph"><svg:title/><svg:desc/><text:p text:style-name="Normal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p text:style-name="P169">Pengembangan Perangkat Lunak Aplikasi</text:p>
          </table:table-cell>
        </table:table-row>
        <table:table-row table:style-name="TableRow170">
          <table:table-cell table:style-name="TableCell171">
            <text:p text:style-name="P172"><text:span text:style-name="T173">Pembuatan aplikasi menggunakan bahasa pemrograman<text:s/></text:span><text:span text:style-name="T174">Java,</text:span><text:span text:style-name="T175"><text:s/>basis data</text:span><text:span text:style-name="T176"><text:s/>Derby</text:span><text:span text:style-name="T177">, dan<text:s/></text:span><text:span text:style-name="T178">Netbeans 8.2</text:span><text:span text:style-name="T179"><text:s/>sebagai<text:s/></text:span><text:span text:style-name="T180">Integrated Development Environment</text:span><text:span text:style-name="T181"><text:s/>(IDE) dengan teknik analisis menggunakan<text:s/></text:span><text:span text:style-name="T182">Unified Modeling Language<text:s/></text:span><text:span text:style-name="T183">(UML)</text:span></text:p>
          </table:table-cell>
        </table:table-row>
      </table:table>
      <text:p text:style-name="P184"><text:span text:style-name="T185"><draw:custom-shape svg:x="2.55197in" svg:y="0.00157in" svg:width="0.52083in" svg:height="0.38889in" draw:z-index="4" draw:id="id4" draw:style-name="a4" draw:name="Shape2" text:anchor-type="paragraph"><svg:title/><svg:desc/><text:p text:style-name="Normal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able:table table:style-name="Table186">
        <table:table-columns>
          <table:table-column table:style-name="TableColumn187"/>
        </table:table-columns>
        <table:table-row table:style-name="TableRow188">
          <table:table-cell table:style-name="TableCell189">
            <text:p text:style-name="P190">Perangkat Keras</text:p>
          </table:table-cell>
        </table:table-row>
        <table:table-row table:style-name="TableRow191">
          <table:table-cell table:style-name="TableCell192">
            <text:p text:style-name="P193">Raspberry Pi 2 Model B dengan spesifikasi sebagai berikut :</text:p>
            <text:list text:style-name="LFO4" text:continue-numbering="true">
              <text:list-item>
                <text:p text:style-name="P194">A 900MHz quad-core<text:s/>ARM cortex-A7 CPU</text:p>
              </text:list-item>
              <text:list-item>
                <text:p text:style-name="P195">1 GB RAM</text:p>
              </text:list-item>
              <text:list-item>
                <text:p text:style-name="P196">4 USB Ports</text:p>
              </text:list-item>
              <text:list-item>
                <text:p text:style-name="P197">40 GPIO Pins</text:p>
              </text:list-item>
              <text:list-item>
                <text:p text:style-name="P198">Full HDMI port</text:p>
              </text:list-item>
              <text:list-item>
                <text:p text:style-name="P199">Ethernet port</text:p>
              </text:list-item>
              <text:list-item>
                <text:p text:style-name="P200">Combined 3.5mm audio jack and composite video</text:p>
              </text:list-item>
              <text:list-item>
                <text:p text:style-name="P201">Camera Interface (CSI)</text:p>
              </text:list-item>
              <text:list-item>
                <text:p text:style-name="P202">Display Interface (DSI)</text:p>
              </text:list-item>
              <text:list-item>
                <text:p text:style-name="P203">Micro SD slot</text:p>
              </text:list-item>
              <text:list-item>
                <text:p text:style-name="P204">VideoCore IV 3D graphics core</text:p>
              </text:list-item>
            </text:list>
          </table:table-cell>
        </table:table-row>
      </table:table>
      <text:soft-page-break/>
      <text:p text:style-name="P205"><text:span text:style-name="T206"><draw:custom-shape svg:x="2.55197in" svg:y="0.00157in" svg:width="0.52083in" svg:height="0.38889in" draw:z-index="5" draw:id="id5" draw:style-name="a5" draw:name="Shape2" text:anchor-type="paragraph"><svg:title/><svg:desc/><text:p text:style-name="Normal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P211">Implementasi</text:p>
          </table:table-cell>
        </table:table-row>
        <table:table-row table:style-name="TableRow212">
          <table:table-cell table:style-name="TableCell213">
            <text:p text:style-name="P214"><text:span text:style-name="T215">Aplikasi perangkat</text:span><text:span text:style-name="T216"><text:s/>lunak monitoring jaringan menggunakan Raspberry Pi 2 Model B dengan<text:s/></text:span><text:span text:style-name="T217">Java SE</text:span></text:p>
          </table:table-cell>
        </table:table-row>
      </table:table>
      <text:p text:style-name="P218"><text:span text:style-name="T219"><draw:custom-shape svg:x="2.55197in" svg:y="0.00157in" svg:width="0.52083in" svg:height="0.38889in" draw:z-index="6" draw:id="id6" draw:style-name="a6" draw:name="Shape2" text:anchor-type="paragraph"><svg:title/><svg:desc/><text:p text:style-name="Normal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able:table table:style-name="Table220">
        <table:table-columns>
          <table:table-column table:style-name="TableColumn221"/>
        </table:table-columns>
        <table:table-row table:style-name="TableRow222">
          <table:table-cell table:style-name="TableCell223">
            <text:p text:style-name="P224">Hasil</text:p>
          </table:table-cell>
        </table:table-row>
        <table:table-row table:style-name="TableRow225">
          <table:table-cell table:style-name="TableCell226">
            <text:p text:style-name="P227">Aplikasi Monitoring Jaringan Menggunakan Raspberry Pi 2 Model B</text:p>
          </table:table-cell>
        </table:table-row>
      </table:table>
      <text:p text:style-name="P228"/>
      <text:p text:style-name="P229">Sumber : Data Olahan 2017</text:p>
      <text:p text:style-name="P230"/>
      <text:p text:style-name="P231"/>
      <text:list text:style-name="LFO1" text:continue-numbering="true">
        <text:list-item>
          <text:p text:style-name="P232">Metode Penelitian</text:p>
        </text:list-item>
      </text:list>
      <text:list text:style-name="LFO5" text:continue-numbering="true">
        <text:list-item>
          <text:list>
            <text:list-item>
              <text:p text:style-name="P233">Rancangan Penelitian</text:p>
            </text:list-item>
          </text:list>
        </text:list-item>
      </text:list>
      <text:p text:style-name="P234">Rancangan penelitian yang<text:s/>dilakukan oleh penulis yaitu berupa desain penelitian deskriptif, yaitu dengan memaparkan/menjelaskan secara jelas dan sistematis mengenai langkah-langkah perancangan perangkat lunak.</text:p>
      <text:list text:style-name="LFO5" text:continue-numbering="true">
        <text:list-item>
          <text:list>
            <text:list-item>
              <text:p text:style-name="P235">Teknik Analisis Data</text:p>
            </text:list-item>
          </text:list>
        </text:list-item>
      </text:list>
      <text:p text:style-name="P236"><text:span text:style-name="T237">Metode analisis data yang digunakan oleh penulis da</text:span><text:span text:style-name="T238">lam menyusun Skripsi ini yaitu dengan menggunakan<text:s/></text:span><text:span text:style-name="T239">Unified Modeling Language (UML). UML<text:s/></text:span><text:span text:style-name="T240">adalah himpunan struktur dan teknik untuk pemodelan desain program berorientasi objek (OOP) serta aplikasinya.</text:span></text:p>
      <text:soft-page-break/>
      <text:list text:style-name="LFO5" text:continue-numbering="true">
        <text:list-item>
          <text:list>
            <text:list-item>
              <text:p text:style-name="P241">Teknik Perancangan Sistem</text:p>
            </text:list-item>
          </text:list>
        </text:list-item>
      </text:list>
      <text:p text:style-name="P242"><text:span text:style-name="T243">Teknik perancangan sistem yang d</text:span><text:span text:style-name="T244">igunakan adalah<text:s/></text:span><text:span text:style-name="T245">Java Standard Edition (Java SE)</text:span><text:span text:style-name="T246"><text:s/>sebagai bahasa pemrograman yang akan digunakan,<text:s/></text:span><text:span text:style-name="T247">Derby</text:span><text:span text:style-name="T248"><text:s/>sebagai<text:s/></text:span><text:span text:style-name="T249">database</text:span><text:span text:style-name="T25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kripsiku" style:display-name="Skripsiku" style:family="paragraph" style:parent-style-name="Standard">
      <style:paragraph-properties fo:text-align="justify" fo:line-height="200%" fo:margin-left="0.252in" fo:text-inden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Default" style:display-name="Default" style:family="paragraph">
      <style:paragraph-properties style:text-autospace="none" style:vertical-align="auto"/>
      <style:text-properties style:font-name="Times New Roman" style:font-name-asian="Calibri" style:font-name-complex="Times New Roman" fo:color="#000000" style:letter-kerning="false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2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3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4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5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6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7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8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9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2in" text:min-label-width="0.5041in" text:list-level-position-and-space-mode="label-alignment">
          <style:list-level-label-alignment text:label-followed-by="listtab" fo:margin-left="0.7562in" fo:text-indent="-0.5041in"/>
        </style:list-level-properties>
      </text:list-level-style-number>
      <text:list-level-style-number text:level="2" style:num-suffix="." style:num-format="a" style:num-letter-sync="true">
        <style:list-level-properties text:space-before="0.5041in" text:min-label-width="0.252in" text:list-level-position-and-space-mode="label-alignment">
          <style:list-level-label-alignment text:label-followed-by="listtab" fo:margin-left="0.7562in" fo:text-indent="-0.252in"/>
        </style:list-level-properties>
      </text:list-level-style-number>
      <text:list-level-style-number text:level="3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4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5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6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7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8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  <text:list-level-style-number text:level="9" style:num-suffix="." style:num-format="1">
        <style:list-level-properties text:space-before="0.252in" text:min-label-width="0.252in" text:list-level-position-and-space-mode="label-alignment">
          <style:list-level-label-alignment text:label-followed-by="listtab" fo:margin-left="0.5041in" fo:text-indent="-0.252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A" style:num-letter-sync="true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2" style:num-suffix="." style:num-format="1">
        <style:list-level-properties text:space-before="0.252in" text:min-label-width="0.2479in" text:list-level-position-and-space-mode="label-alignment">
          <style:list-level-label-alignment text:label-followed-by="listtab" fo:margin-left="0.5in" fo:text-indent="-0.2479in"/>
        </style:list-level-properties>
      </text:list-level-style-number>
      <text:list-level-style-number text:level="3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4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5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6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7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8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9" style:num-suffix="." style:num-format="1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</text:list-style>
    <style:page-layout style:name="PL0">
      <style:page-layout-properties fo:page-width="8.5in" fo:page-height="11in" style:print-orientation="portrait" fo:margin-top="1.575in" fo:margin-left="1.575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snu Indarmoyo</meta:initial-creator>
    <dc:creator>moki lestari</dc:creator>
    <meta:creation-date>2017-10-13T02:41:00Z</meta:creation-date>
    <dc:date>2018-04-13T06:22:00Z</dc:date>
    <meta:template xlink:href="Normal.dotm" xlink:type="simple"/>
    <meta:editing-cycles>9</meta:editing-cycles>
    <meta:editing-duration>PT3180S</meta:editing-duration>
    <meta:document-statistic meta:page-count="7" meta:paragraph-count="13" meta:word-count="1004" meta:character-count="6717" meta:row-count="47" meta:non-whitespace-character-count="5726"/>
  </office:meta>
</office:document-meta>
</file>